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8.19mm"/>
    </style:style>
    <style:style style:name="co2" style:family="table-column">
      <style:table-column-properties fo:break-before="auto" style:column-width="42.09mm"/>
    </style:style>
    <style:style style:name="co3" style:family="table-column">
      <style:table-column-properties fo:break-before="auto" style:column-width="39.9mm"/>
    </style:style>
    <style:style style:name="co4" style:family="table-column">
      <style:table-column-properties fo:break-before="auto" style:column-width="40.0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!out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Model Name</text:p>
          </table:table-cell>
          <table:table-cell table:style-name="ce2" office:value-type="string" calcext:value-type="string">
            <text:p>number of CEM files</text:p>
          </table:table-cell>
          <table:table-cell table:style-name="ce2" office:value-type="string" calcext:value-type="string">
            <text:p>CEM version major</text:p>
          </table:table-cell>
          <table:table-cell table:style-name="ce2" office:value-type="string" calcext:value-type="string">
            <text:p>CEM version minor</text:p>
          </table:table-cell>
        </table:table-row>
        <table:table-row table:style-name="ro1">
          <table:table-cell office:value-type="string" calcext:value-type="string">
            <text:p>amb_hurricane.cem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ishies.cem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computers_00.cem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ram_04.cem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antimatterstorm_12.cem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ats2.cem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ats3.cem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trebuchet_06.cem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trucktransport_10.cem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aagunboat_08.cem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b17_10.ce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b29_10.ce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omputers_00.ce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lies3.ce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dock_14.ce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missilebase_12.ce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rojan_04.ce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catapult_04.ce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mortar_08.ce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siegecannon_09.ce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siegeram_04.ce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siegetower_04.ce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battleship_12.ce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bismarck_10.ce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carrier1_10.ce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lies2.ce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dock_02.ce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dock_04.ce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dock_08.ce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dock_10.ce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onder16_12.ce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aahalftrack_10.ce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infosiege_11.ce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destroyer_12.ce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dreadnought_10.ce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warrington_10.ce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antisub_10.ce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apache_10.ce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c47_10.ce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chinook_10.ce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gotha_10.ce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he111_10.ce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me110_10.ce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p38_10.ce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lies1.ce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ats1.ce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advancedmechfactory_14t.ce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advmechfac_14.ce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granary_06.ce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pillbox_10.ce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antimatterlightning_12.ce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infernotracer_12.ce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mechpriesthealing_12.ce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nanovirustracer_12.ce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new laser_01.ce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new laser_02.ce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shieldtracer_12.ce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120mmat_10.ce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ballista_04.ce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bronze_09.ce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culvern_07.ce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howitzer_10.ce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iron_07.ce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stonethrower_03.ce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tempest_13.ce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dardocruiser_11.ce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v_goodhope_10.ce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a10_10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albatross_10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corsair_10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fokker_10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fw190_10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infotransport_11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me109_10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p51_10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sopwithtriplane_10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sopwith_10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spitfire_10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typhoon_10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ufo_13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gates_02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gates_04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gates_14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gates_diag_02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gates_diag_04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gates_diag_06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gates_diag_08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gates_diag_10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gates_diag_14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mechfactory_11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missilebase_10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radardish_10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iege_06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iege_07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g_atomic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g_bomber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g_building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g_fighter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80mmaa_10.c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n_aagun_11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aaskywatcher_11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aatank_12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apollo_13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cyclops_13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grigor2_12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hades_13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hovercraft1_11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infoat_11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leopardtank_10c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m1_10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mors_13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nanoat_12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panzer_10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poseiden_13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sturm_10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tankone_11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tanktwo_12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tank_12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thorat_11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zeus_13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gate_10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naval_14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minotaur_13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carrier_14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cruiser_10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cruiser_11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nanodardocruiser_11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transport_12.c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capital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antisubhelicopter_1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b2_1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b52bomber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balloon_09.ce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ir_bomber_1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f-86sabre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f14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f15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f66_1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fighterone_1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fighterone_1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fightertwo_1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fightertwo_1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helicoptermgun_1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helicopter_1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mig15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nanobomber_1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observationballoon_09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shootingstarf80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transport_1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acacia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acacia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algea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algea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apple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artifact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bamboo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bush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acti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acti5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actus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actusprickly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actusround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actustall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attails_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attails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hicken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lam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lam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liffs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f117a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_me262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aloe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lump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dolphin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lower_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grassclump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lillypads_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minorgrasstufts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ocklarge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eagrass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pruce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oneres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veggie_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arracks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lump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oralfan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oral_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oral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ottonwood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ottonwood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owskull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crabgrass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daffodils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daisies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deadtree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deadtree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deadtree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deer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dinobones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eagle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elephant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ernpatch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ernpatch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ern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ir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lag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lag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lowers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lowers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lower_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lower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lower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foundation1.ce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b_foundation2.ce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b_foundation3.ce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b_foundation_airport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giantclam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giraffe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gold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goldres_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goldres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goldres_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goldres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goldres_05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graniteoutcrop01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graniteoutcrop02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graniterock01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grassclumps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guyot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guyot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guyot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hippo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horse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hotsprings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iceberg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iceberg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iceberg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icefloat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icefloat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icefloat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icefloat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iceformationone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lillypads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lillypads_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lillypads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lillypads_05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log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majorgrasstufts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majorgrasstufts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majorgrasstufts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maple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maple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maple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maple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maple05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maple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minorgrasstufts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minorgrasstufts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ostrich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palm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palm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palm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palm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palm05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palm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portablecomputer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am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oads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oads_angle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oads_connector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oads_diag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oads_diag_angle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ockoutcrop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ocks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ocks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ocks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ocks5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ocks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ocks7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ocks8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ocks9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oses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ubble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ubble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ubble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ubble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ruin1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eagrass_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eagrass_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eastalk_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eastalk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eastalk_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eaweed_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eaweed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eaweed_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eaweed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eaweed_05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hark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hipwreck1b_07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hipwreck1c_07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hipwreck1_07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keleton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pruce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pruce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pruce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pruce05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pruce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affcar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arfish01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arfish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arfish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atuehorseman_08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atuemoai_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atuenike_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atueolmec_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eel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eel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eel_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one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oneres_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oneres_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oneres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oneres_05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oneres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reetlamp_08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reetlamp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streetlamp_12.ce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b_tallgrass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tent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thistles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tiger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treestump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treestump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treestump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treestump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tumbleweed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violets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violets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b_walrus_00.ce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b_wolf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airfield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airfield_1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archery_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archery_05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archery_07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asianhouse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asianpagoda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arracks_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arracks_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arracks_05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arracks_08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arracks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arracks_1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luecolumn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luemosque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rbwire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rbwire_angle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rbwire_connector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rbwire_diag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rbwire_diag_angle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uckinghampalace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uckinghamwng2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buckinghamwng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camera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capital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capital_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capital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capital_08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capital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capital_1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colosseum_05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connector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connector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connector_08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connector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connector_1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farm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fortress_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fortress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fortress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fortress_08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fortress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fortress_1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goldenbuddah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granary_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granary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granary_08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granary_1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spital_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spital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spital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spital_09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spital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spital_1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use_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use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use_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use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use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use_07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use_08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use_09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use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use_1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use_1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ishtargate_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library_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lighthouse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lighthouse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mine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naval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orthodoxchurch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caffolding03_a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caffolding03_b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caffolding03_c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caffolding09_a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caffolding09_b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caffolding09_c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caffolding11_a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caffolding11_b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caffolding11_c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ettlement_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ettlement_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ettlement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ettlement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ettlement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ettlement_1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iege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iege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iege_1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p_castle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p_tower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p_walll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p_wallr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table_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table_05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table_07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ankbarrier1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ankfactory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emple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emple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emple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emple_09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emple_1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hebabylontower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hetempleofzeus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oweroflondon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ower_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ower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ower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ower_08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ower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ower_1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owncenter_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owncenter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owncenter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owncenter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owncenter_08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owncenter_10.ce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d_towncenter_1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university_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university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university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university_08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university_1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08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angle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angle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angle_08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angle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angle_1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diag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diag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diag_08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diag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diag_1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diag_angle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diag_angle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diag_angle_08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diag_angle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diag_angle_1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t model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3dexplosion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3dexplosion_rotated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antimatterweapontag_1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arrow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backsplash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ballistabolt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bomb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cannonball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cannonball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debrisflat.ce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x_debris_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debris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debris_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dummy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dummy_farm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exhaust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flat_dummy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frontsplash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light_glow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missile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missile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nanovirus_1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pulsecannon_1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pulseimpact_1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pulseuniteffect_1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runway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satchelcharge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shell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shieldbattery_1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spear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splash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stone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stone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teleport_1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timewarppulse_1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timewarp_1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tracer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vertical_plane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ic building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shadowtriangle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aries_1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artillery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furies_1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megaartillery_1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nuke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sherman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ww1tank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hingline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2manmachinegun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achilles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alexander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arquebus_07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ashigaruarquebus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atinf_1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bazooka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blackprince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bresden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eiffeltower_09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house_05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settlement_08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ankfactory_1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towncenter_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d_wall_1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izenspear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bomb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missle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_teleportsquareglow_1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_atbritish6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britishinfantry_08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itizenthree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elephant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emcitizentwo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hauptmanndurer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moorishcav_07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priest_07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slinger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fishingboat_08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sub3_1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bronzecavalry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aesar_05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aninescout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avarcher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hariot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hildcitizen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hildcitizen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hinesepike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itizenfour_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itizenfour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itizenone_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itizenone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itizenone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itizenone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itizenone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itizenthree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itizenthree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itizenthree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itizentwo_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itizentwo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itizentwo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itizentwo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itizentwo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lubman_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romwell_08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rossbow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cuirassier_07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darkinquisitor_1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doughboy_10a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elcid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elizabeth_09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elvis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engineer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emcitizenfour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emcitizenone_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emcitizenone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emcitizenone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emcitizenone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emcitizenone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emcitizenthree_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emcitizenthree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emcitizenthree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emcitizenthree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emcitizenthree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emcitizentwo_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emcitizentwo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emcitizentwo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emcitizentwo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ieldmedic_08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ieldmedic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ieldmedic_1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lamethrower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renchgrenadier_09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utureheroone_1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utureheroone_1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utureherotwo_1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futureherotwo_1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grigor_1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halberdier_08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hannibal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hector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henryv_07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hierakles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homer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housecarl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immortal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incanwarrior_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isabella_07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javelin_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jester_07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lasertrooper_1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logman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longbow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macarthur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maceman_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marine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moorishinfantry_05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mortarinfantry_08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mortar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musketeer_08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napoleonic_09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napoleon_09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ottovonbismark_09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patton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pericles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pershing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persiancavalry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phalanx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polearm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pope_05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priest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priest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priest_11.ce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n_prophet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prophet_07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prophet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renncav_07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richard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richthofen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romanlegionnaire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rommel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samurai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sargon_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scout_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sharpshooter_08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sharpshooter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shortsword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simplebow_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spanishcavalry_08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spanishpike_07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spearman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stonethrower_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tariq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wealthycitizen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n_wellington_09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le_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agincourt_09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boat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carrack_07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copperfrigate_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decereme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fireboat_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fireboat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fireboat_05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fireboat_06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fireboat_07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fireboat_08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fireboat_09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fishingboat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fishingboat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fishingboat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fishingboat_1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fish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frigate_07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galley_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goldenhind_07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henrifrigate_08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henri_08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navalmine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pentekontar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pentekontar_05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septireme_05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sub1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sub2nuc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sub4_1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sub5nuc_1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transport_02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transport_03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transport_05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transport_07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transport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trireme_04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victoryfrigate_09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v_victory_09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_crude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x_mpdisc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x_nuke_base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x_nuke_top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x_volcano_0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ll_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ot_anim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ne_01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_parachute_10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ypoint.c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!output'.A1:'!output'.D73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.00.0000</text:date>, <text:time style:data-style-name="N2" text:time-value="14:14:48.00053676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6T14:14:57.641146973</dc:date>
    <meta:editing-duration>PT51S</meta:editing-duration>
    <meta:editing-cycles>2</meta:editing-cycles>
    <meta:generator>LibreOffice/6.0.7.3$Linux_X86_64 LibreOffice_project/00m0$Build-3</meta:generator>
    <meta:document-statistic meta:table-count="1" meta:cell-count="2924" meta:object-count="0"/>
  </office:meta>
</office:document-meta>
</file>